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cc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byte-based I/O</presentation:footer-decl>
      <presentation:footer-decl presentation:name="ftr2">CMPTxxxx</presentation:footer-decl>
      <presentation:date-time-decl presentation:name="dtd1" presentation:source="fixed">22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Byte-based I/O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2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Exceptions</text:span> in I/O</text:p>
              </text:list-item>
            </text:list>
            <text:list text:style-name="L3">
              <text:list-item>
                <text:p text:style-name="P3"><text:span text:style-name="T1">Serializable</text:span> objects</text:p>
              </text:list-item>
            </text:list>
            <text:list text:style-name="L3">
              <text:list-item>
                <text:p text:style-name="P3"><text:span text:style-name="T1">Object</text:span>-based I/O: <text:span text:style-name="T2">ObjectInputStream</text:span></text:p>
              </text:list-item>
            </text:list>
            <text:list text:style-name="L3">
              <text:list-item>
                <text:p text:style-name="P3"><text:span text:style-name="T1">Random-access </text:span>fil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Random-access files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Sequential files are hard to <text:span text:style-name="T1">modify in-place</text:span></text:p>
              </text:list-item>
            </text:list>
            <text:list text:style-name="L3">
              <text:list-item>
                <text:list>
                  <text:list-item>
                    <text:p text:style-name="P4">Must erase and rewrite <text:span text:style-name="T1">entire</text:span> fi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andom-access</text:span> fil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ile = new RandomAccessFile( “user.db”, “rw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an be used in place of <text:span text:style-name="T3">FileInputStream</text:span> / <text:span text:style-name="T3">FileOutputStream</text:span>, e.g., to do <text:span text:style-name="T1">object</text:span>-based I/O</text:p>
              </text:list-item>
            </text:list>
            <text:list text:style-name="L3">
              <text:list-item>
                <text:p text:style-name="P3">File <text:span text:style-name="T1">position</text:span> point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ile.seek( num_byte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ek to position relative to <text:span text:style-name="T1">star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Classes for byte-based I/O</text:p>
          </draw:text-box>
        </draw:frame>
        <draw:frame presentation:style-name="pr6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OutputStream</text:span>: abstract class for <text:span text:style-name="T1">byte</text:span>-based I/O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leOutputStream</text:span>: <text:span text:style-name="T1">subclass</text:span> of Output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bjectOutputStream</text:span>: wrapper for <text:span text:style-name="T1">ob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ipedOutputStream</text:span>: between <text:span text:style-name="T1">thread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FilterOutputStream</text:span>: <text:span text:style-name="T1">filter</text:span>/aggregate data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rintStream</text:span>: <text:span text:style-name="T1">text</text:span> output to the 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ystem.<text:span text:style-name="T2">out</text:span>, System.<text:span text:style-name="T2">er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ataOutputStream</text:span>: <text:span text:style-name="T1">byte</text:span> output</text:p>
                  </text:list-item>
                </text:list>
              </text:list-item>
            </text:list>
            <text:list text:style-name="L3">
              <text:list-item>
                <text:p text:style-name="P3">Also <text:span text:style-name="T1">Input</text:span> versions of all thes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Interfaces for byte-based I/O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2">DataOutput</text:span>: writing <text:span text:style-name="T1">primitive</text:span> types to a stream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mplemented</text:span> by class <text:span text:style-name="T2">DataOutput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so <text:span text:style-name="T1">implemented</text:span> by class <text:span text:style-name="T2">RandomAccess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.<text:span text:style-name="T2">write</text:span>(), .write<text:span text:style-name="T2">Boolean</text:span>(), .write<text:span text:style-name="T2">Char</text:span>(), .write<text:span text:style-name="T2">Chars</text:span>(), .write<text:span text:style-name="T2">Float</text:span>(), .write<text:span text:style-name="T2">Int</text:span>(), etc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ObjectOutput</text:span>: writing <text:span text:style-name="T1">objects</text:span> to a stream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mplemented</text:span> by class <text:span text:style-name="T2">ObjectOutput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.write<text:span text:style-name="T2">Object</text:span>()</text:p>
                  </text:list-item>
                </text:list>
              </text:list-item>
            </text:list>
            <text:list text:style-name="L3">
              <text:list-item>
                <text:p text:style-name="P3">Also <text:span text:style-name="T1">Input</text:span> versions of all thes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Buffered streams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A <text:span text:style-name="T1">buffer</text:span> is intermediate storage for reads/writes before they are <text:span text:style-name="T1">committed</text:span></text:p>
              </text:list-item>
            </text:list>
            <text:list text:style-name="L3">
              <text:list-item>
                <text:p text:style-name="P3"><text:span text:style-name="T1">Speed</text:span>/efficiency: hard-disk has high <text:span text:style-name="T1">latency</text:span>, so accumulate multiple I/O and execute as a <text:span text:style-name="T1">group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rites</text:span> might not happen right away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hat happens in a power outage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BufferedOutputStream</text:span></text:p>
              </text:list-item>
            </text:list>
            <text:list text:style-name="L3">
              <text:list-item>
                <text:list>
                  <text:list-item>
                    <text:p text:style-name="P4">Subclass of <text:span text:style-name="T2">FilterOutput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.<text:span text:style-name="T2">flush</text:span>(): returns only after I/O is <text:span text:style-name="T1">complete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2-22T15:50:18</dc:date>
    <meta:editing-cycles>120</meta:editing-cycles>
    <meta:editing-duration>P5DT3H26M59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